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29.011cm" table:align="left" style:shadow="none"/>
    </style:style>
    <style:style style:name="Tabla1.A" style:family="table-column">
      <style:table-column-properties style:column-width="4.382cm"/>
    </style:style>
    <style:style style:name="Tabla1.B" style:family="table-column">
      <style:table-column-properties style:column-width="4.387cm"/>
    </style:style>
    <style:style style:name="Tabla1.C" style:family="table-column">
      <style:table-column-properties style:column-width="3.958cm"/>
    </style:style>
    <style:style style:name="Tabla1.D" style:family="table-column">
      <style:table-column-properties style:column-width="2.794cm"/>
    </style:style>
    <style:style style:name="Tabla1.E" style:family="table-column">
      <style:table-column-properties style:column-width="3.373cm"/>
    </style:style>
    <style:style style:name="Tabla1.F" style:family="table-column">
      <style:table-column-properties style:column-width="2.237cm"/>
    </style:style>
    <style:style style:name="Tabla1.G" style:family="table-column">
      <style:table-column-properties style:column-width="7.88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9pt" style:font-size-asian="9pt" style:font-size-complex="9pt"/>
    </style:style>
    <style:style style:name="P2" style:family="paragraph" style:parent-style-name="Preformatted_20_Text">
      <style:text-properties fo:color="#808000" style:font-name="Arial" fo:font-size="9pt" style:font-size-asian="9pt" style:font-size-complex="9pt"/>
    </style:style>
    <style:style style:name="P3" style:family="paragraph" style:parent-style-name="Preformatted_20_Text">
      <style:text-properties fo:color="#008000" style:font-name="Arial" fo:font-size="9pt" style:font-size-asian="9pt" style:font-size-complex="9pt"/>
    </style:style>
    <style:style style:name="P4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8000" style:font-name="Arial" fo:font-size="9pt" style:font-size-asian="9pt" style:font-size-complex="9pt"/>
    </style:style>
    <style:style style:name="P5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0080" style:font-name="Arial" fo:font-size="9pt" style:font-size-asian="9pt" style:font-size-complex="9pt"/>
    </style:style>
    <style:style style:name="P6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Arial" fo:font-size="9pt" style:font-size-asian="9pt" style:font-size-complex="9pt"/>
    </style:style>
    <style:style style:name="P7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P8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 style:font-name="Arial" fo:font-size="9pt" style:font-size-asian="9pt" style:font-size-complex="9pt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9pt" fo:background-color="#00ff00" style:font-size-asian="9pt" style:font-size-complex="9pt"/>
    </style:style>
    <style:style style:name="T1" style:family="text">
      <style:text-properties fo:color="#808000"/>
    </style:style>
    <style:style style:name="T2" style:family="text">
      <style:text-properties fo:color="#c0c0c0"/>
    </style:style>
    <style:style style:name="T3" style:family="text">
      <style:text-properties fo:color="#000000"/>
    </style:style>
    <style:style style:name="T4" style:family="text">
      <style:text-properties fo:color="#800080"/>
    </style:style>
    <style:style style:name="T5" style:family="text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iones de mes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9">Nombre</text:p>
          </table:table-cell>
          <table:table-cell table:style-name="Tabla1.A1" office:value-type="string">
            <text:p text:style-name="P9">Módulo al que pertenece</text:p>
          </table:table-cell>
          <table:table-cell table:style-name="Tabla1.A1" office:value-type="string">
            <text:p text:style-name="P9">Parámetros que recibe</text:p>
          </table:table-cell>
          <table:table-cell table:style-name="Tabla1.A1" office:value-type="string">
            <text:p text:style-name="P9">Tipo de valor que regresa</text:p>
          </table:table-cell>
          <table:table-cell table:style-name="Tabla1.A1" office:value-type="string">
            <text:p text:style-name="P9">Funciones de las que depende</text:p>
          </table:table-cell>
          <table:table-cell table:style-name="Tabla1.A1" office:value-type="string">
            <text:p text:style-name="P9">Verificada y correcta</text:p>
          </table:table-cell>
          <table:table-cell table:style-name="Tabla1.G1" office:value-type="string">
            <text:p text:style-name="P9">Observaciones</text:p>
          </table:table-cell>
        </table:table-row>
        <table:table-row>
          <table:table-cell table:style-name="Tabla1.A2" office:value-type="string">
            <text:p text:style-name="P6">escalaDeMedicionDeLaVariable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><text:span text:style-name="T1">unsigned</text:span><text:span text:style-name="T2"> </text:span><text:span text:style-name="T1">long</text:span><text:span text:style-name="T2"> </text:span><text:span text:style-name="T3">i</text:span></text:p>
          </table:table-cell>
          <table:table-cell table:style-name="Tabla1.A2" office:value-type="string">
            <text:p text:style-name="P5">QString</text:p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calcularCasosValidos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6"><text:span text:style-name="T1">unsigned</text:span><text:span text:style-name="T2"> </text:span><text:span text:style-name="T1">long</text:span><text:span text:style-name="T2"> </text:span><text:span text:style-name="T3">i</text:span></text:p>
          </table:table-cell>
          <table:table-cell table:style-name="Tabla1.A2" office:value-type="string">
            <text:p text:style-name="P6"><text:span text:style-name="T1">unsigned</text:span><text:span text:style-name="T2"> </text:span><text:span text:style-name="T1">long</text:span>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1">formatoDelArchivoCSVCorrecto</text:p>
          </table:table-cell>
          <table:table-cell table:style-name="Tabla1.A2" office:value-type="string">
            <text:p text:style-name="P1">manejodearchivoscsv.h</text:p>
          </table:table-cell>
          <table:table-cell table:style-name="Tabla1.A2" office:value-type="string">
            <text:p text:style-name="P1"><text:span text:style-name="T4">FILE</text:span><text:span text:style-name="T2"> </text:span><text:span text:style-name="T3">*archivoCSVParaImportar</text:span></text:p>
          </table:table-cell>
          <table:table-cell table:style-name="Tabla1.A2" office:value-type="string">
            <text:p text:style-name="P2">bool</text:p>
          </table:table-cell>
          <table:table-cell table:style-name="Tabla1.A2" office:value-type="string">
            <text:p text:style-name="P1">csv_init</text:p>
            <text:p text:style-name="P1"/>
            <text:p text:style-name="P1">csv_parse</text:p>
            <text:p text:style-name="P1"/>
            <text:p text:style-name="P1">csv_free</text:p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3">PROGRAMAR MÉTODO PARA ASEGURARSE DE QUE TODO ESTÉ ENTRE COMILLAS -ESPECIALMENTE EL TEXTO-.</text:p>
            <text:p text:style-name="P8">QUE SEAN EL MISMO NUMERO DE VARIABLES POR REGISTRO. LONGITUDES CORRECTAS MÁXIMAS DE LAS VARIABLES.</text:p>
            <text:p text:style-name="P6"><text:span text:style-name="T5">SE PUEDE PROBAR EL FIX.C INCLUIDO EN LA LIBRERÍA</text:span></text:p>
          </table:table-cell>
        </table:table-row>
        <table:table-row>
          <table:table-cell table:style-name="Tabla1.A2" office:value-type="string">
            <text:p text:style-name="P1">crearBaseDeDatosTemporal</text:p>
          </table:table-cell>
          <table:table-cell table:style-name="Tabla1.A2" office:value-type="string">
            <text:p text:style-name="P1">manejodearchivoscsv.h</text:p>
          </table:table-cell>
          <table:table-cell table:style-name="Tabla1.A2" office:value-type="string">
            <text:p text:style-name="P1"><text:span text:style-name="T1">bool</text:span><text:span text:style-name="T2"> </text:span><text:span text:style-name="T3">variablesEstanEnLaPrimeraFila</text:span></text:p>
            <text:p text:style-name="P1"/>
          </table:table-cell>
          <table:table-cell table:style-name="Tabla1.A2" office:value-type="string">
            <text:p text:style-name="P2">bool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7">DE MOMENTO LOS VALORES NO SE PUEDEN EDITAR DURANTE EL ANÁLISIS DEL ARCHIVO CSV A IMPORTAR</text:p>
          </table:table-cell>
        </table:table-row>
        <table:table-row>
          <table:table-cell table:style-name="Tabla1.A2" office:value-type="string">
            <text:p text:style-name="P1">cambioEnCheckBoxVariablesEnLaPrimeraFila</text:p>
          </table:table-cell>
          <table:table-cell table:style-name="Tabla1.A2" office:value-type="string">
            <text:p text:style-name="P1">manejodearchivoscsv.h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void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">botonCancelarDeLaVentanaDeAnalisisDelArchivoCSVOprimido</text:p>
          </table:table-cell>
          <table:table-cell table:style-name="Tabla1.A2" office:value-type="string">
            <text:p text:style-name="P1">manejodearchivoscsv.h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void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7">FALTA QUE PUEDA CANCELAR EL VACIADO UNA VEZ QUE SE HA DADO ACEPTAR Y SE EMPIEZA EL PROCESO DE VACIADO DE LOS DATOS DEL ARCHIVO CSV A LA BASE DE DATOS FUNCIONAL QUIZÁ SEA MEJOR QUE SE CIERRA LA VENTANA INICIAL Y MOSTRARA UNA DE AVANCE DE VACIADO, PERO NUEVA</text:p>
          </table:table-cell>
        </table:table-row>
        <table:table-row>
          <table:table-cell table:style-name="Tabla1.A2" office:value-type="string">
            <text:p text:style-name="P1">botonAceptarDeLaVentanaDeAnalisisDelArchivoCSVOprimido</text:p>
          </table:table-cell>
          <table:table-cell table:style-name="Tabla1.A2" office:value-type="string">
            <text:p text:style-name="P1">manejodearchivoscsv.h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>void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">actionImportarArchivoConFormatoCSV_triggered</text:p>
          </table:table-cell>
          <table:table-cell table:style-name="Tabla1.A2" office:value-type="string">
            <text:p text:style-name="P9">ventanaprincipal.cpp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2">void</text:p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1">on_actionImportarArchivoConFormatoCSV_triggered</text:p>
          </table:table-cell>
          <table:table-cell table:style-name="Tabla1.A2" office:value-type="string">
            <text:p text:style-name="P1">manejodearchivoscsv.h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2">void</text:p>
            <text:p text:style-name="P9"/>
          </table:table-cell>
          <table:table-cell table:style-name="Tabla1.A2" office:value-type="string">
            <text:p text:style-name="P1">formatoDelArchivoCSVCorrecto</text:p>
            <text:p text:style-name="P1"/>
            <text:p text:style-name="P1">crearBaseDeDatosTemporal</text:p>
            <text:p text:style-name="P1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ext:soft-page-break/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6">calcularVarianza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><text:span text:style-name="T1">unsigned</text:span><text:span text:style-name="T2"> </text:span><text:span text:style-name="T1">long</text:span><text:span text:style-name="T2"> </text:span><text:span text:style-name="T3">i</text:span></text:p>
            <text:p text:style-name="P6"><text:span text:style-name="T1">unsigned</text:span><text:span text:style-name="T2"> </text:span><text:span text:style-name="T1">long</text:span><text:span text:style-name="T2"> </text:span><text:span text:style-name="T3">casosValidosEnEntero</text:span></text:p>
            <text:p text:style-name="P6"><text:span text:style-name="T1">double</text:span><text:span text:style-name="T2"> </text:span><text:span text:style-name="T3">mediaAritmeticaEnDoblePrecision</text:span></text:p>
          </table:table-cell>
          <table:table-cell table:style-name="Tabla1.A2" office:value-type="string">
            <text:p text:style-name="P4">double</text:p>
            <text:p text:style-name="P9"/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G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02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no Estrada</meta:initial-creator>
    <meta:creation-date>2013-01-24T10:18:50</meta:creation-date>
    <dc:date>2013-01-24T13:01:54</dc:date>
    <dc:creator>Maximino Estrada</dc:creator>
    <meta:editing-duration>PT2H40M21S</meta:editing-duration>
    <meta:editing-cycles>15</meta:editing-cycles>
    <meta:generator>LibreOffice/3.5$Linux_X86_64 LibreOffice_project/350m1$Build-2</meta:generator>
    <meta:document-statistic meta:table-count="1" meta:image-count="0" meta:object-count="0" meta:page-count="2" meta:paragraph-count="52" meta:word-count="179" meta:character-count="1546" meta:non-whitespace-character-count="1419"/>
  </office:meta>
</office:document-meta>
</file>